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4000000B429EDD047.png" manifest:media-type="image/png"/>
  <manifest:file-entry manifest:full-path="Pictures/100000000000027600000072A927D94D.png" manifest:media-type="image/png"/>
  <manifest:file-entry manifest:full-path="Pictures/100000000000029100000043D6954B2A.png" manifest:media-type="image/png"/>
  <manifest:file-entry manifest:full-path="Pictures/100000000000036F00000058AF13FBA4.png" manifest:media-type="image/png"/>
  <manifest:file-entry manifest:full-path="Pictures/10000000000001A30000006E4DDE71DA.png" manifest:media-type="image/png"/>
  <manifest:file-entry manifest:full-path="Pictures/100000000000027F00000127BEB9A617.png" manifest:media-type="image/png"/>
  <manifest:file-entry manifest:full-path="Pictures/10000000000002240000009EEC9CDDEB.png" manifest:media-type="image/png"/>
  <manifest:file-entry manifest:full-path="Pictures/10000000000002CD0000003FB7C300EC.png" manifest:media-type="image/png"/>
  <manifest:file-entry manifest:full-path="Pictures/1000000000000207000000BC484E96FA.png" manifest:media-type="image/png"/>
  <manifest:file-entry manifest:full-path="Pictures/100000000000024800000059C014A707.png" manifest:media-type="image/png"/>
  <manifest:file-entry manifest:full-path="Pictures/10000000000002A3000000EA074A5A4A.png" manifest:media-type="image/png"/>
  <manifest:file-entry manifest:full-path="Pictures/100000000000029D0000003D11BB8E52.png" manifest:media-type="image/png"/>
  <manifest:file-entry manifest:full-path="Pictures/100000000000018C000000671ECD76C1.png" manifest:media-type="image/png"/>
  <manifest:file-entry manifest:full-path="Pictures/10000000000002550000002C6A9DF1E0.png" manifest:media-type="image/png"/>
  <manifest:file-entry manifest:full-path="Pictures/1000000000000318000000B55F211284.png" manifest:media-type="image/png"/>
  <manifest:file-entry manifest:full-path="Pictures/10000000000002850000005C7EB8A39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18.999cm" svg:height="1.9cm" svg:x="1cm" svg:y="1.75cm">
          <draw:image xlink:href="Pictures/100000000000036F00000058AF13FBA4.png" xlink:type="simple" xlink:show="embed" xlink:actuate="onLoad" draw:mime-type="image/png">
            <text:p/>
          </draw:image>
        </draw:frame>
        <draw:frame draw:style-name="gr1" draw:text-style-name="P1" draw:layer="layout" svg:width="16.906cm" svg:height="7.804cm" svg:x="1.5cm" svg:y="12.432cm">
          <draw:image xlink:href="Pictures/100000000000027F00000127BEB9A617.png" xlink:type="simple" xlink:show="embed" xlink:actuate="onLoad" draw:mime-type="image/png">
            <text:p/>
          </draw:image>
        </draw:frame>
        <draw:frame draw:style-name="gr1" draw:text-style-name="P1" draw:layer="layout" svg:width="17.382cm" svg:height="1.772cm" svg:x="1.368cm" svg:y="7.728cm">
          <draw:image xlink:href="Pictures/100000000000029100000043D6954B2A.png" xlink:type="simple" xlink:show="embed" xlink:actuate="onLoad" draw:mime-type="image/png">
            <text:p/>
          </draw:image>
        </draw:frame>
        <draw:frame draw:style-name="gr1" draw:text-style-name="P1" draw:layer="layout" svg:width="18.97cm" svg:height="1.666cm" svg:x="1.03cm" svg:y="24cm">
          <draw:image xlink:href="Pictures/10000000000002CD0000003FB7C300EC.png" xlink:type="simple" xlink:show="embed" xlink:actuate="onLoad" draw:mime-type="image/png">
            <text:p/>
          </draw:image>
        </draw:frame>
      </draw:page>
      <draw:page draw:name="page2" draw:style-name="dp1" draw:master-page-name="預設">
        <draw:frame draw:style-name="gr1" draw:text-style-name="P1" draw:layer="layout" svg:width="13.731cm" svg:height="4.973cm" svg:x="1cm" svg:y="1.527cm">
          <draw:image xlink:href="Pictures/1000000000000207000000BC484E96FA.png" xlink:type="simple" xlink:show="embed" xlink:actuate="onLoad" draw:mime-type="image/png">
            <text:p/>
          </draw:image>
        </draw:frame>
        <draw:frame draw:style-name="gr1" draw:text-style-name="P1" draw:layer="layout" svg:width="15.451cm" svg:height="2.354cm" svg:x="1.049cm" svg:y="9.5cm">
          <draw:image xlink:href="Pictures/100000000000024800000059C014A707.png" xlink:type="simple" xlink:show="embed" xlink:actuate="onLoad" draw:mime-type="image/png">
            <text:p/>
          </draw:image>
        </draw:frame>
        <draw:frame draw:style-name="gr1" draw:text-style-name="P1" draw:layer="layout" svg:width="11.085cm" svg:height="2.909cm" svg:x="1.25cm" svg:y="15.25cm">
          <draw:image xlink:href="Pictures/10000000000001A30000006E4DDE71DA.png" xlink:type="simple" xlink:show="embed" xlink:actuate="onLoad" draw:mime-type="image/png">
            <text:p/>
          </draw:image>
        </draw:frame>
        <draw:frame draw:style-name="gr1" draw:text-style-name="P1" draw:layer="layout" svg:width="16.668cm" svg:height="3.015cm" svg:x="1.082cm" svg:y="21.735cm">
          <draw:image xlink:href="Pictures/100000000000027600000072A927D94D.png" xlink:type="simple" xlink:show="embed" xlink:actuate="onLoad" draw:mime-type="image/png">
            <text:p/>
          </draw:image>
        </draw:frame>
      </draw:page>
      <draw:page draw:name="page3" draw:style-name="dp1" draw:master-page-name="預設">
        <draw:frame draw:style-name="gr1" draw:text-style-name="P1" draw:layer="layout" svg:width="17.858cm" svg:height="6.19cm" svg:x="1cm" svg:y="1.25cm">
          <draw:image xlink:href="Pictures/10000000000002A3000000EA074A5A4A.png" xlink:type="simple" xlink:show="embed" xlink:actuate="onLoad" draw:mime-type="image/png">
            <text:p/>
          </draw:image>
        </draw:frame>
        <draw:frame draw:style-name="gr1" draw:text-style-name="P1" draw:layer="layout" svg:width="17.7cm" svg:height="1.613cm" svg:x="1cm" svg:y="10.5cm">
          <draw:image xlink:href="Pictures/100000000000029D0000003D11BB8E52.png" xlink:type="simple" xlink:show="embed" xlink:actuate="onLoad" draw:mime-type="image/png">
            <text:p/>
          </draw:image>
        </draw:frame>
        <draw:frame draw:style-name="gr1" draw:text-style-name="P1" draw:layer="layout" svg:width="7.725cm" svg:height="4.762cm" svg:x="1cm" svg:y="14.988cm">
          <draw:image xlink:href="Pictures/1000000000000124000000B429EDD047.png" xlink:type="simple" xlink:show="embed" xlink:actuate="onLoad" draw:mime-type="image/png">
            <text:p/>
          </draw:image>
        </draw:frame>
        <draw:frame draw:style-name="gr1" draw:text-style-name="P1" draw:layer="layout" svg:width="10.477cm" svg:height="2.724cm" svg:x="1cm" svg:y="22.026cm">
          <draw:image xlink:href="Pictures/100000000000018C000000671ECD76C1.png" xlink:type="simple" xlink:show="embed" xlink:actuate="onLoad" draw:mime-type="image/png">
            <text:p/>
          </draw:image>
        </draw:frame>
      </draw:page>
      <draw:page draw:name="page4" draw:style-name="dp1" draw:master-page-name="預設">
        <draw:frame draw:style-name="gr1" draw:text-style-name="P1" draw:layer="layout" svg:width="14.498cm" svg:height="4.179cm" svg:x="1cm" svg:y="19.75cm">
          <draw:image xlink:href="Pictures/10000000000002240000009EEC9CDDEB.png" xlink:type="simple" xlink:show="embed" xlink:actuate="onLoad" draw:mime-type="image/png">
            <text:p/>
          </draw:image>
        </draw:frame>
        <draw:frame draw:style-name="gr1" draw:text-style-name="P1" draw:layer="layout" svg:width="15.795cm" svg:height="1.163cm" svg:x="1cm" svg:y="1.837cm">
          <draw:image xlink:href="Pictures/10000000000002550000002C6A9DF1E0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4.341cm" svg:x="1cm" svg:y="5.75cm">
          <draw:image xlink:href="Pictures/1000000000000318000000B55F211284.png" xlink:type="simple" xlink:show="embed" xlink:actuate="onLoad" draw:mime-type="image/png">
            <text:p/>
          </draw:image>
        </draw:frame>
        <draw:frame draw:style-name="gr1" draw:text-style-name="P1" draw:layer="layout" svg:width="17.065cm" svg:height="2.433cm" svg:x="1cm" svg:y="14.25cm">
          <draw:image xlink:href="Pictures/10000000000002850000005C7EB8A39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5T16:09:50.816000000</meta:creation-date>
    <dc:date>2024-03-15T18:17:15.784000000</dc:date>
    <meta:editing-duration>PT11M9S</meta:editing-duration>
    <meta:editing-cycles>1</meta:editing-cycles>
    <meta:document-statistic meta:object-count="16"/>
    <meta:generator>LibreOffice/24.2.1.2$Windows_X86_64 LibreOffice_project/db4def46b0453cc22e2d0305797cf981b68ef5ac</meta:generator>
  </office:meta>
</office:document-meta>
</file>